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fr" fo:country="FR"/>
    </style:style>
    <style:style style:name="P2" style:family="paragraph" style:parent-style-name="Text_20_body" style:list-style-name="L1">
      <style:paragraph-properties fo:margin-top="0cm" fo:margin-bottom="0cm" loext:contextual-spacing="false"/>
    </style:style>
    <style:style style:name="P3" style:family="paragraph" style:parent-style-name="Text_20_body" style:list-style-name="L1">
      <style:paragraph-properties fo:margin-top="0cm" fo:margin-bottom="0cm" loext:contextual-spacing="false"/>
      <style:text-properties officeooo:paragraph-rsid="0018230c"/>
    </style:style>
    <style:style style:name="P4" style:family="paragraph" style:parent-style-name="Text_20_body" style:list-style-name="L2">
      <style:paragraph-properties fo:margin-top="0cm" fo:margin-bottom="0cm" loext:contextual-spacing="false"/>
    </style:style>
    <style:style style:name="P5" style:family="paragraph" style:parent-style-name="Heading_20_1">
      <style:text-properties fo:language="fr" fo:country="FR"/>
    </style:style>
    <style:style style:name="P6" style:family="paragraph" style:parent-style-name="Footer">
      <style:paragraph-properties fo:text-align="center" style:justify-single-word="false"/>
      <style:text-properties fo:language="fr" fo:country="FR"/>
    </style:style>
    <style:style style:name="P7" style:family="paragraph" style:parent-style-name="First_20_paragraph">
      <style:text-properties fo:language="fr" fo:country="FR"/>
    </style:style>
    <style:style style:name="P8" style:family="paragraph" style:parent-style-name="First_20_paragraph">
      <style:text-properties fo:language="fr" fo:country="FR" officeooo:paragraph-rsid="0018230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fr" fo:country="FR"/>
    </style:style>
    <style:style style:name="T4" style:family="text">
      <style:text-properties fo:language="fr" fo:country="FR" fo:font-weight="bold" style:font-weight-asian="bold" style:font-weight-complex="bold"/>
    </style:style>
    <style:style style:name="T5" style:family="text">
      <style:text-properties fo:language="fr" fo:country="FR" fo:font-style="italic" style:font-style-asian="italic" style:font-style-complex="italic"/>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degooglisons-internet.org/" text:style-name="Internet_20_link" text:visited-style-name="Visited_20_Internet_20_Link"><text:span text:style-name="Definition"><text:span text:style-name="T3">Dégooglisons internet</text:span></text:span></text:a><text:span text:style-name="T3">, an 2 : cinq nouvelles raisons de se débarrasser des géants du web.</text:span></text:h>
      <text:h text:style-name="Heading_20_2" text:outline-level="2"><text:span text:style-name="T3">Espionnage de la vie privée, contrôle des données, concentration des services, les entreprises tentaculaires telles que Google, Amazon, Facebook, Apple ou Microsoft (GAFAM) mettent en danger notre vie numérique autant qu’elles la facilitent. Le 5 octobre 2015, l’association </text:span><text:a xlink:type="simple" xlink:href="https://framasoft.org/" text:style-name="Internet_20_link" text:visited-style-name="Visited_20_Internet_20_Link"><text:span text:style-name="Definition"><text:span text:style-name="T3">Framasoft</text:span></text:span></text:a><text:span text:style-name="T3"> entame sa deuxième année de croisade contre les géants du web, en proposant des alternatives libres et faciles d’accès aux services de Google &amp; consorts.</text:span></text:h>
      <text:p text:style-name="P7">Moteur de recherche, réseau social, organisation de réunions, stockage de documents… Tous ces services en ligne sont maintenant devenus indispensables à notre quotidien. Fonctionnels, ergonomiques et le plus souvent gratuits, ils cachent pourtant une autre réalité moins reluisante dont l’enjeu principal repose sur <text:span text:style-name="T1">le contrôle des données personnelles</text:span>.</text:p>
      <text:p text:style-name="Text_20_body"><text:span text:style-name="T3">Face à ce constat, l’association </text:span><text:a xlink:type="simple" xlink:href="https://framasoft.org/" text:style-name="Internet_20_link" text:visited-style-name="Visited_20_Internet_20_Link"><text:span text:style-name="Definition"><text:span text:style-name="T3">Framasoft</text:span></text:span></text:a><text:span text:style-name="T3"> s’attache depuis 2004 à faire connaître et à diffuser la culture du logiciel libre en France, et s’est engagée l’année dernière dans une véritable campagne de sensibilisation,« </text:span><text:a xlink:type="simple" xlink:href="http://degooglisons-internet.org/" text:style-name="Internet_20_link" text:visited-style-name="Visited_20_Internet_20_Link"><text:span text:style-name="Definition"><text:span text:style-name="T3">Dégooglisons Internet</text:span></text:span></text:a><text:span text:style-name="T3"> ». Grâce au soutien des bénévoles et donateurs, l’association a pu mettre en place </text:span><text:span text:style-name="T4">plusieurs alternatives libres, éthiques, décentralisées et solidaires</text:span><text:span text:style-name="T3"> aux services en ligne traditionnels.</text:span></text:p>
      <text:p text:style-name="P1">Pour sa deuxième année de campagne, Framasoft propose <text:span text:style-name="T1">cinq nouveaux services</text:span>, qui seront déployés dès le 5 octobre :</text:p>
      <text:list xml:id="list5820549639451876029" text:style-name="L1">
        <text:list-item>
          <text:p text:style-name="P2"><text:span text:style-name="T5">Lundi 5/10</text:span><text:span text:style-name="T3"> : </text:span><text:a xlink:type="simple" xlink:href="https://framadrive.org/" text:style-name="Internet_20_link" text:visited-style-name="Visited_20_Internet_20_Link"><text:span text:style-name="Definition"><text:span text:style-name="T3">Framadrive</text:span></text:span></text:a><text:span text:style-name="T3">, une alternative à </text:span><text:span text:style-name="T4">Dropbox</text:span><text:span text:style-name="T3"> et </text:span><text:span text:style-name="T4">Google Drive</text:span><text:span text:style-name="T3"> offrant 2Go de stockage pour synchroniser ses fichiers.</text:span></text:p>
        </text:list-item>
        <text:list-item>
          <text:p text:style-name="P2"><text:span text:style-name="T5">Mardi 6/10</text:span><text:span text:style-name="T3"> : Framapad (éditeur de texte collaboratif) accueillera </text:span><text:a xlink:type="simple" xlink:href="https://mypads.framapad.org/" text:style-name="Internet_20_link" text:visited-style-name="Visited_20_Internet_20_Link"><text:span text:style-name="Definition"><text:span text:style-name="T3">MyPads</text:span></text:span></text:a><text:span text:style-name="T3">, un gestionnaire de documents privés et de groupes d’édition, et devient ainsi une alternative sérieuse face à </text:span><text:span text:style-name="T4">Google Docs</text:span><text:span text:style-name="T3">.</text:span></text:p>
        </text:list-item>
        <text:list-item>
          <text:p text:style-name="P2"><text:span text:style-name="T5">Mercredi 7/10</text:span><text:span text:style-name="T3"> : </text:span><text:a xlink:type="simple" xlink:href="https://framaboard.org/" text:style-name="Internet_20_link" text:visited-style-name="Visited_20_Internet_20_Link"><text:span text:style-name="Definition"><text:span text:style-name="T3">Framaboard</text:span></text:span></text:a><text:span text:style-name="T3">, à l’instar de </text:span><text:span text:style-name="T4">Trello</text:span><text:span text:style-name="T3">, permettra aux associations d’organiser leurs événements (ou aux familles de planifier leurs mariages).</text:span></text:p>
        </text:list-item>
        <text:list-item>
          <text:p text:style-name="P2"><text:span text:style-name="T5">Jeudi 8/10</text:span><text:span text:style-name="T3"> : </text:span><text:a xlink:type="simple" xlink:href="https://framadate.org/" text:style-name="Internet_20_link" text:visited-style-name="Visited_20_Internet_20_Link"><text:span text:style-name="Definition"><text:span text:style-name="T3">Framadate</text:span></text:span></text:a><text:span text:style-name="T3">, le « </text:span><text:span text:style-name="T4">Doodle</text:span><text:span text:style-name="T3"> » libre (et service le plus utilisé de Framasoft), sortira dans une version améliorée, réécrite, et emplie de nouvelles fonctionnalités.</text:span></text:p>
        </text:list-item>
        <text:list-item>
          <text:p text:style-name="P3"><text:span text:style-name="T5">Vendredi 9/10</text:span><text:span text:style-name="T3"> : </text:span><text:a xlink:type="simple" xlink:href="https://framadrop.org/" text:style-name="Internet_20_link" text:visited-style-name="Visited_20_Internet_20_Link"><text:span text:style-name="Definition"><text:span text:style-name="T3">Framadrop</text:span></text:span></text:a><text:span text:style-name="T3">, outil d’hébergement et d’envois de fichiers, ira plus loin que son pendant privatif </text:span><text:span text:style-name="T4">WeTransfer</text:span><text:span text:style-name="T3"> en proposant le chiffrement des fichiers utilisateurs avant même leur envoi au serveur. Envoyer ses photos de vacances ne posera plus de problèmes de vie privée !</text:span></text:p>
        </text:list-item>
      </text:list>
      <text:p text:style-name="P8"/>
      <text:p text:style-name="P8">« De la révélation du système mis en place par la NSA aux récentes lois antiterrorisme votées en France, l’actualité nous rappelle régulièrement les enjeux bien réels du monde dit <text:span text:style-name="T2">virtuel</text:span> », précise Pierre-Yves Gosset, Délégué Général de l’association. « De plus en plus de personnes s’interrogent, mais sont freinées par la dimension parfois très technique de l’informatique. La campagne « Dégooglisons Internet » sert un triple objectif : <text:span text:style-name="T1">sensibiliser les usagers</text:span> à la question <text:soft-page-break/>des données personnelles, jouer un rôle de passerelle en <text:span text:style-name="T1">proposant des alternatives</text:span> basées sur des logiciels libres et simples d’utilisation, et <text:span text:style-name="T1">essaimer</text:span>, c’est-à–dire permettre à tous de se réapproprier ces outils et de reprendre le contrôle de leurs données. »</text:p>
      <text:p text:style-name="Text_20_body"><text:span text:style-name="T3">Retrouvez l’ensemble des services proposés sur le site de la campagne « </text:span><text:a xlink:type="simple" xlink:href="http://degooglisons-internet.org/" text:style-name="Internet_20_link" text:visited-style-name="Visited_20_Internet_20_Link"><text:span text:style-name="Definition"><text:span text:style-name="T3">Dégooglisons Internet</text:span></text:span></text:a><text:span text:style-name="T3"> »</text:span></text:p>
      <text:h text:style-name="Heading_20_1" text:outline-level="1"><text:a xlink:type="simple" xlink:href="https://framasoft.org/" text:style-name="Internet_20_link" text:visited-style-name="Visited_20_Internet_20_Link"><text:span text:style-name="Definition"><text:span text:style-name="T3">Framasoft</text:span></text:span></text:a></text:h>
      <text:p text:style-name="First_20_paragraph"><text:a xlink:type="simple" xlink:href="http://fr.wikipedia.org/wiki/Framasoft" text:style-name="Internet_20_link" text:visited-style-name="Visited_20_Internet_20_Link"><text:span text:style-name="Definition"><text:span text:style-name="T3">Framasoft</text:span></text:span></text:a><text:span text:style-name="T3"> est un réseau d’éducation populaire, issu du monde éducatif, consacré principalement au logiciel libre. Avec </text:span><text:a xlink:type="simple" xlink:href="https://framasoft.org/" text:style-name="Internet_20_link" text:visited-style-name="Visited_20_Internet_20_Link"><text:span text:style-name="Definition"><text:span text:style-name="T3">une trentaine de projets</text:span></text:span></text:a><text:span text:style-name="T3"> et plus d’un million de visites par mois, cette vaste communauté libriste s’organise en mode collaboratif sur trois axes : promotion, diffusion et développement de logiciels libres, enrichissement de la culture libre et offre de services libres en ligne.</text:span></text:p>
      <text:h text:style-name="P5" text:outline-level="1">Liens utiles</text:h>
      <text:list xml:id="list571535501643955052" text:style-name="L2">
        <text:list-item>
          <text:p text:style-name="P4"><text:a xlink:type="simple" xlink:href="https://degooglisons-internet.org/" text:style-name="Internet_20_link" text:visited-style-name="Visited_20_Internet_20_Link"><text:span text:style-name="Definition"><text:span text:style-name="T3">Dégooglisons Internet</text:span></text:span></text:a><text:span text:style-name="T3"> (site officiel)</text:span></text:p>
        </text:list-item>
        <text:list-item>
          <text:p text:style-name="P4"><text:a xlink:type="simple" xlink:href="https://degooglisons-internet.org/medias" text:style-name="Internet_20_link" text:visited-style-name="Visited_20_Internet_20_Link"><text:span text:style-name="Definition"><text:span text:style-name="T3">Espace Médias</text:span></text:span></text:a><text:span text:style-name="T3"> de Dégooglisons Internet (visuels librement téléchargeables, communiqué et dossier de presse, vidéos, etc.)</text:span></text:p>
        </text:list-item>
        <text:list-item>
          <text:p text:style-name="P4"><text:a xlink:type="simple" xlink:href="https://fr.wikipedia.org/wiki/Framasoft" text:style-name="Internet_20_link" text:visited-style-name="Visited_20_Internet_20_Link"><text:span text:style-name="Definition"><text:span text:style-name="T3">Page wikipédia</text:span></text:span></text:a><text:span text:style-name="T3"> consacrée à Framasoft</text:span></text:p>
        </text:list-item>
        <text:list-item>
          <text:p text:style-name="P4"><text:a xlink:type="simple" xlink:href="https://soutenir.framasoft.org/association" text:style-name="Internet_20_link" text:visited-style-name="Visited_20_Internet_20_Link"><text:span text:style-name="Definition"><text:span text:style-name="T3">Présentation complète</text:span></text:span></text:a><text:span text:style-name="T3"> de Framasoft, incluant la </text:span><text:a xlink:type="simple" xlink:href="https://wiki.framasoft.org/speakabout" text:style-name="Internet_20_link" text:visited-style-name="Visited_20_Internet_20_Link"><text:span text:style-name="Definition"><text:span text:style-name="T3">revue de presse</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fr" fo:country="FR"/>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5-10-02T20:38:40.808575625</dc:date>
    <meta:editing-duration>PT1M57S</meta:editing-duration>
    <meta:editing-cycles>1</meta:editing-cycles>
    <meta:document-statistic meta:table-count="0" meta:image-count="0" meta:object-count="0" meta:page-count="2" meta:paragraph-count="20" meta:word-count="584" meta:character-count="3877" meta:non-whitespace-character-count="3322"/>
    <meta:generator>LibreOffice/4.4.2.2$Linux_X86_64 LibreOffice_project/40m0$Build-2</meta:generator>
  </office:meta>
</office:document-meta>
</file>